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 Buscaminas</text:p>
      <text:p text:style-name="Preformatted_20_Text"/>
      <text:p text:style-name="Preformatted_20_Text">Realizado por: Miguel Angel Rebato Valero y Ismael Fernandez del Alamo</text:p>
      <text:p text:style-name="Preformatted_20_Text"/>
      <text:p text:style-name="Preformatted_20_Text"/>
      <text:p text:style-name="P2">1-Definición del Objetivo y el Problema</text:p>
      <text:p text:style-name="Preformatted_20_Text"/>
      <text:p text:style-name="Preformatted_20_Text">El propósito del juego es probar nuestras habilidades de programación volcadas en un proyecto pequeño y entretener rápido y fácil. En cuanto al problema que resuelve este juego es la falta de tiempo de muchas personas de jugar a juegos que son más complejos en cierta medida que el buscaminas en los que el usuario no quiere invertir más tiempo del que necesitaría.</text:p>
      <text:p text:style-name="Preformatted_20_Text"/>
      <text:p text:style-name="Preformatted_20_Text">Este juego se desplegaría en móviles facilitando el acceso fácil y rápido a la aplicación.</text:p>
      <text:p text:style-name="Preformatted_20_Text"/>
      <text:p text:style-name="Preformatted_20_Text"/>
      <text:p text:style-name="P2">2-Investigación y análisis</text:p>
      <text:p text:style-name="Preformatted_20_Text"/>
      <text:p text:style-name="Preformatted_20_Text">El público objetivo que queremos abarcar o al que podría interesar el juego es a personas que no tengan mucho tiempo para jugar a juegos y que busquen un juego fácil de entender y rápido de jugar como es el buscaminas, que , aunque no es fácil de completar, la mayoría de personas sabe cual es el objetivo que es descubrir todas las minas.</text:p>
      <text:p text:style-name="Preformatted_20_Text"/>
      <text:p text:style-name="Preformatted_20_Text">En cuanto a juegos que sean similares tenemos los que son iguales al buscaminas pero con ligeras modificaciones de estilo o dificultad , por lo que en ese sentido diferenciarse de los demás es complicado en cierto sentido.</text:p>
      <text:p text:style-name="Preformatted_20_Text">El juego tendra un diseño minimalista y sencillo además de niveles de dificultad lo que no es muy diferencial ya que muchos tienen estas características pero nos ceñimos a las capacidades que tenemos para hacer la aplicación</text:p>
      <text:p text:style-name="Preformatted_20_Text"/>
      <text:p text:style-name="Preformatted_20_Text">Abordando los requisitos básicos, la aplicación tendra tablero de botones, las minas que se irán descubriendo y el número de cuantas banderas se ponen, cronómetro, y puntuación. Como requisitos opcional el único que tendriamos sería la dificultad ya que podría ser</text:p>
      <text:p text:style-name="Preformatted_20_Text">estandar, pero tendra tres niveles de dificultad. </text:p>
      <text:p text:style-name="Preformatted_20_Text"/>
      <text:p text:style-name="P2">3. Definir funcionalidades y requerimientos</text:p>
      <text:p text:style-name="Preformatted_20_Text"/>
      <text:p text:style-name="Preformatted_20_Text">Las funcionalidades de esta aplicación mínimas son muy claras y son las siguientes; creación de partidas y continuación de el estado de una ya comenzada, para que el usuario pueda crear y continuar partidas; altgorimos de localización de bombas, para el descubrimiento de celdas, de bombas al final del juego,</text:p>
      <text:p text:style-name="Preformatted_20_Text">y al perder por tocar una mina; y por último el buen funcionamiento de la interfaz y eventos, para que el usuario pueda colocar banderas, minas y numeros de proximidad de las minas. </text:p>
      <text:p text:style-name="Preformatted_20_Text"/>
      <text:p text:style-name="Preformatted_20_Text">Como requisitos no funcionales tenemos los siguientes; rendimiento, que la aplicación tenga unos buenos tiempos de respuesta; usabilidad, que la interfaz sea clara y concisa para el usuario; y por último</text:p>
      <text:p text:style-name="Preformatted_20_Text">consumo de recursos, que no consuma muchos recursos del dispositivo por malas practicas de rendimiento.</text:p>
      <text:p text:style-name="Preformatted_20_Text"/>
      <text:p text:style-name="P1">Por último definiremos la experiencia de usuario mapeando el recorrido del usuario por la aplicación. El recorrido estandar del usuario sería entrar a la aplicación, empezar partida, jugar su partida, perder la partida y volver a empezar o salirse de la apicación y continuar la partida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2T08:40:52.952673142</dc:date>
    <meta:editing-duration>PT1M9S</meta:editing-duration>
    <meta:editing-cycles>1</meta:editing-cycles>
    <meta:document-statistic meta:table-count="0" meta:image-count="0" meta:object-count="0" meta:page-count="1" meta:paragraph-count="17" meta:word-count="467" meta:character-count="2835" meta:non-whitespace-character-count="2383"/>
    <meta:generator>LibreOffice/24.2.7.2$Linux_X86_64 LibreOffice_project/420$Build-2</meta:generator>
  </office:meta>
</office:document-meta>
</file>